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a805" officeooo:paragraph-rsid="000fa805"/>
    </style:style>
    <style:style style:name="T1" style:family="text">
      <style:text-properties fo:color="#228b22" style:font-name="lucidatypewriter" fo:font-size="10pt" style:font-size-asian="10pt"/>
    </style:style>
    <style:style style:name="T2" style:family="text">
      <style:text-properties fo:color="#000000" style:font-name="lucidatypewriter" fo:font-size="10pt" style:font-size-asian="10pt"/>
    </style:style>
    <style:style style:name="T3" style:family="text">
      <style:text-properties fo:color="#a020f0" style:font-name="lucidatypewriter" fo:font-size="10pt" style:font-size-asian="10pt"/>
    </style:style>
    <style:style style:name="T4" style:family="text">
      <style:text-properties fo:color="#0000ff" style:font-name="lucidatypewriter" fo:font-size="10pt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%%%%%%%%%%%%%%%%%%%%%%%%%%%%%%%%%%%%%%%%%%%%%%%%%%%%%%%%%%%%%%%%%%%%%%%%%%%</text:span></text:p>
      <text:p text:style-name="Standard"><text:span text:style-name="T1">% GUALTERhw3.m</text:span></text:p>
      <text:p text:style-name="Standard"><text:span text:style-name="T1">%%%%%%%%%%%%%%%%%%%%%%%%%%%%%%%%%%%%%%%%%%%%%%%%%%%%%%%%%%%%%%%%%%%%%%%%%%%</text:span></text:p>
      <text:p text:style-name="Standard"><text:span text:style-name="T1">% Description: Homework 3</text:span></text:p>
      <text:p text:style-name="Standard"><text:span text:style-name="T1">%%%%%%%%%%%%%%%%%%%%%%%%%%%%%%%%%%%%%%%%%%%%%%%%%%%%%%%%%%%%%%%%%%%%%%%%%%%</text:span></text:p>
      <text:p text:style-name="Standard"><text:span text:style-name="T1">% Author: Erivelton Gualter</text:span></text:p>
      <text:p text:style-name="Standard"><text:span text:style-name="T1">% Date created: 3/9/17</text:span></text:p>
      <text:p text:style-name="Standard"><text:span text:style-name="T1">%%%%%%%%%%%%%%%%%%%%%%%%%%%%%%%%%%%%%%%%%%%%%%%%%%%%%%%%%%%%%%%%%%%%%%%%%%%</text:span></text:p>
      <text:p text:style-name="Standard"><text:span text:style-name="T1"><text:s/></text:span></text:p>
      <text:p text:style-name="Standard"><text:span text:style-name="T2">clc</text:span></text:p>
      <text:p text:style-name="Standard"><text:span text:style-name="T2">clear </text:span><text:span text:style-name="T3">all</text:span></text:p>
      <text:p text:style-name="Standard"><text:span text:style-name="T2">close </text:span><text:span text:style-name="T3">all</text:span></text:p>
      <text:p text:style-name="Standard"><text:span text:style-name="T3"><text:s/></text:span></text:p>
      <text:p text:style-name="Standard"><text:span text:style-name="T1">% a) Locally Weighted Regression %%%%%%%%%%%%%%%%%%%%%%%%%%%%%%%%%%%%%%%%%%</text:span></text:p>
      <text:p text:style-name="Standard"><text:span text:style-name="T1"><text:s/></text:span></text:p>
      <text:p text:style-name="Standard"><text:span text:style-name="T2">load(</text:span><text:span text:style-name="T3">'doublependulumdata.mat'</text:span><text:span text:style-name="T2">); </text:span><text:span text:style-name="T1">% Load <text:s/>q, qDDOT, qDot, tau</text:span></text:p>
      <text:p text:style-name="Standard"><text:span text:style-name="T1"><text:s/></text:span></text:p>
      <text:p text:style-name="Standard"><text:span text:style-name="T1">% id = 1:100:length(q);</text:span></text:p>
      <text:p text:style-name="Standard"><text:span text:style-name="T1">% x = [q(id') qDot(id') qDDot(id')];</text:span></text:p>
      <text:p text:style-name="Standard"><text:span text:style-name="T1">% y = tau(id');</text:span></text:p>
      <text:p text:style-name="Standard"><text:span text:style-name="T1"><text:s/></text:span></text:p>
      <text:p text:style-name="Standard"><text:span text:style-name="T2">x = [q(:,1) q(:,2) qDot(:,1) qDot(:,2) qDDot(:,1) qDDot(:,2)];</text:span></text:p>
      <text:p text:style-name="Standard"><text:span text:style-name="T2">y1 = tau(:,1);</text:span></text:p>
      <text:p text:style-name="Standard"><text:span text:style-name="T2">y2 = tau(:,2);</text:span></text:p>
      <text:p text:style-name="Standard"><text:span text:style-name="T2"><text:s/></text:span></text:p>
      <text:p text:style-name="Standard"><text:span text:style-name="T2">id = 1:100:length(q);</text:span></text:p>
      <text:p text:style-name="Standard"><text:span text:style-name="T2">x = x(id,:);</text:span></text:p>
      <text:p text:style-name="Standard"><text:span text:style-name="T2">y1 = y1(id);</text:span></text:p>
      <text:p text:style-name="Standard"><text:span text:style-name="T2">y2 = y2(id);</text:span></text:p>
      <text:p text:style-name="Standard"><text:span text:style-name="T2"><text:s/></text:span></text:p>
      <text:p text:style-name="Standard"><text:span text:style-name="T1">% Given Matrix 6x6</text:span></text:p>
      <text:p text:style-name="Standard"><text:span text:style-name="T2">M = diag([sqrt(200), sqrt(200), sqrt(10), sqrt(10), 1, 1]);</text:span></text:p>
      <text:p text:style-name="Standard"><text:span text:style-name="T2"><text:s/></text:span></text:p>
      <text:p text:style-name="Standard"><text:span text:style-name="T1">% Parameter to tune: (Bandwidth hyperparameter) </text:span></text:p>
      <text:p text:style-name="Standard"><text:span text:style-name="T2">harray = [100 1000 10000];</text:span></text:p>
      <text:p text:style-name="Standard"><text:span text:style-name="T2"><text:s/></text:span></text:p>
      <text:p text:style-name="Standard"><text:span text:style-name="T4">for</text:span><text:span text:style-name="T2"> hi=1: length(harray)</text:span></text:p>
      <text:p text:style-name="Standard"><text:span text:style-name="T2"><text:s text:c="4"/>h = harray(hi);</text:span></text:p>
      <text:p text:style-name="Standard"><text:span text:style-name="T2"><text:s text:c="4"/></text:span><text:span text:style-name="T4">for</text:span><text:span text:style-name="T2"> i=1:length(x)</text:span></text:p>
      <text:p text:style-name="Standard"><text:span text:style-name="T2"><text:s text:c="8"/>qq = x(i,:);</text:span></text:p>
      <text:p text:style-name="Standard"><text:span text:style-name="T2"><text:s text:c="8"/>xq = x;</text:span></text:p>
      <text:p text:style-name="Standard"><text:span text:style-name="T2"><text:s text:c="8"/>xq(i,:) = [];</text:span></text:p>
      <text:p text:style-name="Standard"><text:span text:style-name="T2"><text:s/></text:span></text:p>
      <text:p text:style-name="Standard"><text:span text:style-name="T2"><text:s text:c="8"/></text:span><text:span text:style-name="T4">for</text:span><text:span text:style-name="T2"> j=1:length(x)-1 <text:s text:c="7"/></text:span></text:p>
      <text:p text:style-name="Standard"><text:span text:style-name="T2"><text:s/></text:span></text:p>
      <text:p text:style-name="Standard"><text:span text:style-name="T2"><text:s text:c="12"/>d = ((xq(j,:)-qq)*M'*M*(xq(j,:)-qq)')^0.5;</text:span></text:p>
      <text:p text:style-name="Standard"><text:span text:style-name="T2"><text:s text:c="12"/>k = exp(-((d^2)/h));</text:span></text:p>
      <text:p text:style-name="Standard"><text:span text:style-name="T2"><text:s text:c="12"/>s = k^0.5;</text:span></text:p>
      <text:p text:style-name="Standard"><text:span text:style-name="T2"><text:s text:c="12"/>Z(j,:) <text:s/>= (s*x(j,:))';</text:span></text:p>
      <text:p text:style-name="Standard"><text:span text:style-name="T2"><text:s text:c="12"/>V1(j,:) = (s*y1(j))';</text:span></text:p>
      <text:p text:style-name="Standard"><text:span text:style-name="T2"><text:s text:c="12"/>V2(j,:) = (s*y2(j))';</text:span></text:p>
      <text:p text:style-name="Standard"><text:span text:style-name="T2"><text:s text:c="8"/></text:span><text:span text:style-name="T4">end</text:span></text:p>
      <text:p text:style-name="Standard"><text:span text:style-name="T4"><text:s/></text:span></text:p>
      <text:p text:style-name="Standard"><text:soft-page-break/><text:span text:style-name="T2"><text:s text:c="8"/>what1 = pinv(Z'*Z)*Z'*V1; <text:s text:c="2"/></text:span><text:span text:style-name="T1">% what1 = ((Z')*Z)\(Z'*V1);</text:span></text:p>
      <text:p text:style-name="Standard"><text:span text:style-name="T2"><text:s text:c="8"/>what2 = pinv(Z'*Z)*Z'*V2; <text:s text:c="2"/></text:span><text:span text:style-name="T1">% what2 = ((Z')*Z)\(Z'*V2);</text:span></text:p>
      <text:p text:style-name="Standard"><text:span text:style-name="T1"><text:s/></text:span></text:p>
      <text:p text:style-name="Standard"><text:span text:style-name="T2"><text:s text:c="8"/>yhat1(i,hi) = what1'*qq';</text:span></text:p>
      <text:p text:style-name="Standard"><text:span text:style-name="T2"><text:s text:c="8"/>yhat2(i,hi) = what2'*qq';</text:span></text:p>
      <text:p text:style-name="Standard"><text:span text:style-name="T2"><text:s text:c="4"/></text:span><text:span text:style-name="T4">end</text:span></text:p>
      <text:p text:style-name="Standard"><text:span text:style-name="T2"><text:s text:c="4"/>LOOCV(hi,:) = rms([yhat1(:,hi); yhat2(:,hi)] - [y1; y2]);</text:span></text:p>
      <text:p text:style-name="Standard"><text:span text:style-name="T1">% <text:s text:c="4"/>LOOCV(hi) = sqrt(mean(([yhat1(:,hi); yhat2(:,hi)] - [y1; y2]).^2));</text:span></text:p>
      <text:p text:style-name="Standard"><text:span text:style-name="T4">end</text:span></text:p>
      <text:p text:style-name="Standard"><text:span text:style-name="T4"><text:s/></text:span></text:p>
      <text:p text:style-name="Standard"><text:span text:style-name="T1">%%</text:span></text:p>
      <text:p text:style-name="Standard"><text:span text:style-name="T2">display([</text:span><text:span text:style-name="T3">'LOOCV RMS error for h = 100 is '</text:span><text:span text:style-name="T2">,num2str(LOOCV(1))]);</text:span></text:p>
      <text:p text:style-name="Standard"><text:span text:style-name="T2">display([</text:span><text:span text:style-name="T3">'LOOCV RMS error for h = 1000 is '</text:span><text:span text:style-name="T2">,num2str(LOOCV(2))]);</text:span></text:p>
      <text:p text:style-name="Standard"><text:span text:style-name="T2">display([</text:span><text:span text:style-name="T3">'LOOCV RMS error for h = 10000 is '</text:span><text:span text:style-name="T2">,num2str(LOOCV(3))]);</text:span></text:p>
      <text:p text:style-name="Standard"><text:span text:style-name="T2">display([</text:span><text:span text:style-name="T3">'Processing simulation ...'</text:span><text:span text:style-name="T2">]);</text:span></text:p>
      <text:p text:style-name="Standard"><text:span text:style-name="T2"><text:s/></text:span></text:p>
      <text:p text:style-name="Standard"><text:span text:style-name="T2">[ml,il] = min(LOOCV);</text:span></text:p>
      <text:p text:style-name="Standard"><text:span text:style-name="T2"><text:s/></text:span></text:p>
      <text:p text:style-name="Standard"><text:span text:style-name="T2">figure; hold </text:span><text:span text:style-name="T3">on</text:span><text:span text:style-name="T2">;</text:span></text:p>
      <text:p text:style-name="Standard"><text:span text:style-name="T2">plot(yhat1(:,hi), y1, </text:span><text:span text:style-name="T3">'o'</text:span><text:span text:style-name="T2">); plot(yhat2(:,hi), y2, </text:span><text:span text:style-name="T3">'*'</text:span><text:span text:style-name="T2">);</text:span></text:p>
      <text:p text:style-name="Standard"><text:span text:style-name="T2">title(</text:span><text:span text:style-name="T3">'Part a2'</text:span><text:span text:style-name="T2">,</text:span><text:span text:style-name="T3">'Fontsize'</text:span><text:span text:style-name="T2">,14,</text:span><text:span text:style-name="T3">'interpreter'</text:span><text:span text:style-name="T2">,</text:span><text:span text:style-name="T3">'latex'</text:span><text:span text:style-name="T2">);</text:span></text:p>
      <text:p text:style-name="Standard"><text:span text:style-name="T2">ylabel(</text:span><text:span text:style-name="T3">'Actual Torques'</text:span><text:span text:style-name="T2">,</text:span><text:span text:style-name="T3">'Fontsize'</text:span><text:span text:style-name="T2">,14,</text:span><text:span text:style-name="T3">'interpreter'</text:span><text:span text:style-name="T2">,</text:span><text:span text:style-name="T3">'latex'</text:span><text:span text:style-name="T2">);</text:span></text:p>
      <text:p text:style-name="Standard"><text:span text:style-name="T2">xlabel(</text:span><text:span text:style-name="T3">'Predicted Torques'</text:span><text:span text:style-name="T2">,</text:span><text:span text:style-name="T3">'Fontsize'</text:span><text:span text:style-name="T2">,14,</text:span><text:span text:style-name="T3">'interpreter'</text:span><text:span text:style-name="T2">,</text:span><text:span text:style-name="T3">'latex'</text:span><text:span text:style-name="T2">);</text:span></text:p>
      <text:p text:style-name="Standard"><text:span text:style-name="T2">axis </text:span><text:span text:style-name="T3">equal</text:span></text:p>
      <text:p text:style-name="Standard"><text:span text:style-name="T3"><text:s/></text:span></text:p>
      <text:p text:style-name="Standard"><text:span text:style-name="T1">%% b) Computed Torque Control %%%%%%%%%%%%%%%%%%%%%%%%%%%%%%%%%%%%%%%%%%%%%</text:span></text:p>
      <text:p text:style-name="Standard"><text:span text:style-name="T1"><text:s/></text:span></text:p>
      <text:p text:style-name="Standard"><text:span text:style-name="T2">load(</text:span><text:span text:style-name="T3">'desiredtrajecotry.mat'</text:span><text:span text:style-name="T2">);</text:span></text:p>
      <text:p text:style-name="Standard"><text:span text:style-name="T2">load(</text:span><text:span text:style-name="T3">'doublependulumdata.mat'</text:span><text:span text:style-name="T2">); </text:span><text:span text:style-name="T1">% Load <text:s/>q, qDDOT, qDot, tau</text:span></text:p>
      <text:p text:style-name="Standard"><text:span text:style-name="T1"><text:s/></text:span></text:p>
      <text:p text:style-name="Standard"><text:span text:style-name="T1">% Resampling</text:span></text:p>
      <text:p text:style-name="Standard"><text:span text:style-name="T1">% id = 1:10:length(q1Des);</text:span></text:p>
      <text:p text:style-name="Standard"><text:span text:style-name="T1">% </text:span></text:p>
      <text:p text:style-name="Standard"><text:span text:style-name="T1">% q1DDotDes = q1DDotDes(id);</text:span></text:p>
      <text:p text:style-name="Standard"><text:span text:style-name="T1">% q1Des = q1Des(id);</text:span></text:p>
      <text:p text:style-name="Standard"><text:span text:style-name="T1">% q1DotDes = q1DotDes(id);</text:span></text:p>
      <text:p text:style-name="Standard"><text:span text:style-name="T1">% q2DDotDes = q2DDotDes(id);</text:span></text:p>
      <text:p text:style-name="Standard"><text:span text:style-name="T1">% q2Des = q2Des(id);</text:span></text:p>
      <text:p text:style-name="Standard"><text:span text:style-name="T1">% q2DotDes = q2DotDes(id);</text:span></text:p>
      <text:p text:style-name="Standard"><text:span text:style-name="T1">% time = time(id);</text:span></text:p>
      <text:p text:style-name="Standard"><text:span text:style-name="T1">% xDes = xDes(id);</text:span></text:p>
      <text:p text:style-name="Standard"><text:span text:style-name="T1">% yDes = yDes(id);</text:span></text:p>
      <text:p text:style-name="Standard"><text:span text:style-name="T1"><text:s/></text:span></text:p>
      <text:p text:style-name="Standard"><text:span text:style-name="T1">% Given Matrix 6x6</text:span></text:p>
      <text:p text:style-name="Standard"><text:span text:style-name="T2">M = diag([sqrt(200), sqrt(200), sqrt(10), sqrt(10), 1, 1]);</text:span></text:p>
      <text:p text:style-name="Standard"><text:span text:style-name="T2"><text:s/></text:span></text:p>
      <text:p text:style-name="Standard"><text:span text:style-name="T2">dt = 0.001;</text:span></text:p>
      <text:p text:style-name="Standard"><text:span text:style-name="T2"><text:s/></text:span></text:p>
      <text:p text:style-name="Standard"><text:span text:style-name="T1">%Initial Conditions</text:span></text:p>
      <text:p text:style-name="Standard"><text:span text:style-name="T2">qN(1,1) = q1Des(1);</text:span></text:p>
      <text:p text:style-name="Standard"><text:span text:style-name="T2">qDotN(1,1) = q1DotDes(1);</text:span></text:p>
      <text:p text:style-name="Standard"><text:span text:style-name="T2">qDDotN(1,1) = q2DDotDes(1);</text:span></text:p>
      <text:p text:style-name="Standard"><text:span text:style-name="T2">qN(1,2) = q2Des(1);</text:span></text:p>
      <text:p text:style-name="Standard"><text:span text:style-name="T2">qDotN(1,2) = q2DotDes(1);</text:span></text:p>
      <text:p text:style-name="Standard"><text:span text:style-name="T2">qDDotN(1,2) = q2DDotDes(1);</text:span></text:p>
      <text:p text:style-name="Standard"><text:span text:style-name="T2"><text:s/></text:span></text:p>
      <text:p text:style-name="Standard"><text:span text:style-name="T2">x = [q1Des q2Des q1DotDes q2DotDes q1DDotDes q2DDotDes];</text:span></text:p>
      <text:p text:style-name="Standard"><text:soft-page-break/><text:span text:style-name="T2"><text:s/></text:span></text:p>
      <text:p text:style-name="Standard"><text:span text:style-name="T2">h = 100;</text:span></text:p>
      <text:p text:style-name="Standard"><text:span text:style-name="T2"><text:s/></text:span></text:p>
      <text:p text:style-name="Standard"><text:span text:style-name="T4">for</text:span><text:span text:style-name="T2"> i=1:length(x) <text:s text:c="50"/></text:span></text:p>
      <text:p text:style-name="Standard"><text:span text:style-name="T2"><text:s text:c="4"/>qq = x(i,:)';</text:span></text:p>
      <text:p text:style-name="Standard"><text:span text:style-name="T2"><text:s/></text:span></text:p>
      <text:p text:style-name="Standard"><text:span text:style-name="T2"><text:s text:c="4"/></text:span><text:span text:style-name="T4">for</text:span><text:span text:style-name="T2"> j=1:length(x) <text:s text:c="49"/></text:span></text:p>
      <text:p text:style-name="Standard"><text:span text:style-name="T2"><text:s text:c="8"/>xx = x(j,:)';</text:span></text:p>
      <text:p text:style-name="Standard"><text:span text:style-name="T2"><text:s text:c="8"/></text:span></text:p>
      <text:p text:style-name="Standard"><text:span text:style-name="T2"><text:s text:c="8"/>d = ((xx-qq)'*M'*M*(xx-qq))^0.5;</text:span></text:p>
      <text:p text:style-name="Standard"><text:span text:style-name="T2"><text:s text:c="8"/>k = exp(-((d^2)/h));</text:span></text:p>
      <text:p text:style-name="Standard"><text:span text:style-name="T2"><text:s text:c="8"/>s(j) = k^0.5;</text:span></text:p>
      <text:p text:style-name="Standard"><text:span text:style-name="T2"><text:s text:c="8"/>Z(j,:) = (s(j)*xx)';</text:span></text:p>
      <text:p text:style-name="Standard"><text:span text:style-name="T2"><text:s text:c="8"/>V(j,:) = (s(j)*tau(j,:))'; <text:s text:c="26"/></text:span></text:p>
      <text:p text:style-name="Standard"><text:span text:style-name="T2"><text:s text:c="4"/></text:span><text:span text:style-name="T4">end</text:span></text:p>
      <text:p text:style-name="Standard"><text:span text:style-name="T2"><text:s text:c="4"/></text:span></text:p>
      <text:p text:style-name="Standard"><text:span text:style-name="T2"><text:s text:c="4"/>what = pinv(((Z')*Z))*((Z')*V);</text:span></text:p>
      <text:p text:style-name="Standard"><text:span text:style-name="T2"><text:s text:c="4"/>yhat(i,:) = what'*qq;</text:span></text:p>
      <text:p text:style-name="Standard"><text:span text:style-name="T2"><text:s/></text:span></text:p>
      <text:p text:style-name="Standard"><text:span text:style-name="T4">end</text:span></text:p>
      <text:p text:style-name="Standard"><text:span text:style-name="T4"><text:s/></text:span></text:p>
      <text:p text:style-name="Standard"><text:span text:style-name="T2">yhat_mean <text:s text:c="2"/>= mean(yhat);</text:span></text:p>
      <text:p text:style-name="Standard"><text:span text:style-name="T2">yhat_std <text:s text:c="3"/>= std(yhat);</text:span></text:p>
      <text:p text:style-name="Standard"><text:span text:style-name="T2">top <text:s text:c="8"/>= yhat_mean + yhat_std;</text:span></text:p>
      <text:p text:style-name="Standard"><text:span text:style-name="T2">botton <text:s text:c="5"/>= yhat_mean - yhat_std;</text:span></text:p>
      <text:p text:style-name="Standard"><text:span text:style-name="T2"><text:s/></text:span></text:p>
      <text:p text:style-name="Standard"><text:span text:style-name="T4">for</text:span><text:span text:style-name="T2"> i=1 : length(x)-1</text:span></text:p>
      <text:p text:style-name="Standard"><text:span text:style-name="T2"><text:s text:c="4"/>[qN(i+1,:),qDotN(i+1,:),qDDotN(i+1,:)] = doublependulumstep(qN(i,:),qDotN(i,:),yhat(i,:),dt);</text:span></text:p>
      <text:p text:style-name="Standard"><text:span text:style-name="T4">end</text:span></text:p>
      <text:p text:style-name="Standard"><text:span text:style-name="T4"><text:s/></text:span></text:p>
      <text:p text:style-name="Standard"><text:span text:style-name="T4"><text:s/></text:span></text:p>
      <text:p text:style-name="Standard"><text:span text:style-name="T1">%% b) Computed Torque Control %%%%%%%%%%%%%%%%%%%%%%%%%%%%%%%%%%%%%%%%%%%%%</text:span></text:p>
      <text:p text:style-name="Standard"><text:span text:style-name="T2">figure; hold </text:span><text:span text:style-name="T3">on</text:span></text:p>
      <text:p text:style-name="Standard"><text:span text:style-name="T2">plot(time,yhat(:,1));</text:span></text:p>
      <text:p text:style-name="Standard"><text:span text:style-name="T2">plot(time,yhat(:,2));</text:span></text:p>
      <text:p text:style-name="Standard"><text:span text:style-name="T2">plot(time,top(:,1),</text:span><text:span text:style-name="T3">'b.'</text:span><text:span text:style-name="T2">);</text:span></text:p>
      <text:p text:style-name="Standard"><text:span text:style-name="T2">plot(time,botton(:,1),</text:span><text:span text:style-name="T3">'b.'</text:span><text:span text:style-name="T2">);</text:span></text:p>
      <text:p text:style-name="Standard"><text:span text:style-name="T2">title(</text:span><text:span text:style-name="T3">'Part ($B_1$)'</text:span><text:span text:style-name="T2">,</text:span><text:span text:style-name="T3">'Fontsize'</text:span><text:span text:style-name="T2">,14,</text:span><text:span text:style-name="T3">'interpreter'</text:span><text:span text:style-name="T2">,</text:span><text:span text:style-name="T3">'latex'</text:span><text:span text:style-name="T2">);</text:span></text:p>
      <text:p text:style-name="Standard"><text:span text:style-name="T2">ylabel(</text:span><text:span text:style-name="T3">'N.m'</text:span><text:span text:style-name="T2">,</text:span><text:span text:style-name="T3">'Fontsize'</text:span><text:span text:style-name="T2">,14,</text:span><text:span text:style-name="T3">'interpreter'</text:span><text:span text:style-name="T2">,</text:span><text:span text:style-name="T3">'latex'</text:span><text:span text:style-name="T2">);</text:span></text:p>
      <text:p text:style-name="Standard"><text:span text:style-name="T2">xlabel(</text:span><text:span text:style-name="T3">'Time'</text:span><text:span text:style-name="T2">,</text:span><text:span text:style-name="T3">'Fontsize'</text:span><text:span text:style-name="T2">,14,</text:span><text:span text:style-name="T3">'interpreter'</text:span><text:span text:style-name="T2">,</text:span><text:span text:style-name="T3">'latex'</text:span><text:span text:style-name="T2">);</text:span></text:p>
      <text:p text:style-name="Standard"><text:span text:style-name="T2">legend(</text:span><text:span text:style-name="T3">'q1'</text:span><text:span text:style-name="T2">,</text:span><text:span text:style-name="T3">'q2'</text:span><text:span text:style-name="T2">);</text:span></text:p>
      <text:p text:style-name="Standard"><text:span text:style-name="T2">xlim([time(1) time(end)]);</text:span></text:p>
      <text:p text:style-name="Standard"><text:span text:style-name="T2"><text:s/></text:span></text:p>
      <text:p text:style-name="Standard"><text:span text:style-name="T2">figure; hold </text:span><text:span text:style-name="T3">on</text:span></text:p>
      <text:p text:style-name="Standard"><text:span text:style-name="T2">plot(time,qN(:,1),</text:span><text:span text:style-name="T3">'LineWidth'</text:span><text:span text:style-name="T2">,2);</text:span></text:p>
      <text:p text:style-name="Standard"><text:span text:style-name="T2">plot(time,qN(:,2),</text:span><text:span text:style-name="T3">'LineWidth'</text:span><text:span text:style-name="T2">,2);</text:span></text:p>
      <text:p text:style-name="Standard"><text:span text:style-name="T2">plot(time,q1Des,</text:span><text:span text:style-name="T3">'LineWidth'</text:span><text:span text:style-name="T2">,2);</text:span></text:p>
      <text:p text:style-name="Standard"><text:span text:style-name="T2">plot(time,q2Des,</text:span><text:span text:style-name="T3">'LineWidth'</text:span><text:span text:style-name="T2">,2);</text:span></text:p>
      <text:p text:style-name="Standard"><text:span text:style-name="T2">xlim([time(1) time(end)]);</text:span></text:p>
      <text:p text:style-name="Standard"><text:span text:style-name="T2">title(</text:span><text:span text:style-name="T3">'Part $B_2$'</text:span><text:span text:style-name="T2">,</text:span><text:span text:style-name="T3">'Fontsize'</text:span><text:span text:style-name="T2">,14,</text:span><text:span text:style-name="T3">'interpreter'</text:span><text:span text:style-name="T2">,</text:span><text:span text:style-name="T3">'latex'</text:span><text:span text:style-name="T2">);</text:span></text:p>
      <text:p text:style-name="Standard"><text:span text:style-name="T2">ylabel(</text:span><text:span text:style-name="T3">'Rad'</text:span><text:span text:style-name="T2">,</text:span><text:span text:style-name="T3">'Fontsize'</text:span><text:span text:style-name="T2">,14,</text:span><text:span text:style-name="T3">'interpreter'</text:span><text:span text:style-name="T2">,</text:span><text:span text:style-name="T3">'latex'</text:span><text:span text:style-name="T2">);</text:span></text:p>
      <text:p text:style-name="Standard"><text:span text:style-name="T2">xlabel(</text:span><text:span text:style-name="T3">'Time'</text:span><text:span text:style-name="T2">,</text:span><text:span text:style-name="T3">'Fontsize'</text:span><text:span text:style-name="T2">,14,</text:span><text:span text:style-name="T3">'interpreter'</text:span><text:span text:style-name="T2">,</text:span><text:span text:style-name="T3">'latex'</text:span><text:span text:style-name="T2">);</text:span></text:p>
      <text:p text:style-name="Standard"><text:span text:style-name="T2">legend(</text:span><text:span text:style-name="T3">'actual-q1'</text:span><text:span text:style-name="T2">,</text:span><text:span text:style-name="T3">'actual-q2'</text:span><text:span text:style-name="T2">,</text:span><text:span text:style-name="T3">'desired-q1'</text:span><text:span text:style-name="T2">,</text:span><text:span text:style-name="T3">'desired-q2'</text:span><text:span text:style-name="T2">);</text:span></text:p>
      <text:p text:style-name="Standard"><text:span text:style-name="T2"><text:s/></text:span></text:p>
      <text:p text:style-name="Standard"><text:span text:style-name="T1">%% Animation - Computed Torque Control</text:span></text:p>
      <text:p text:style-name="Standard"><text:span text:style-name="T2">clear </text:span><text:span text:style-name="T3">global</text:span></text:p>
      <text:p text:style-name="Standard"><text:span text:style-name="T2">figure;</text:span></text:p>
      <text:p text:style-name="Standard"><text:soft-page-break/><text:span text:style-name="T2">title(</text:span><text:span text:style-name="T3">'Computed Torque'</text:span><text:span text:style-name="T2">,</text:span><text:span text:style-name="T3">'Fontsize'</text:span><text:span text:style-name="T2">,14,</text:span><text:span text:style-name="T3">'interpreter'</text:span><text:span text:style-name="T2">,</text:span><text:span text:style-name="T3">'latex'</text:span><text:span text:style-name="T2">);</text:span></text:p>
      <text:p text:style-name="Standard"><text:span text:style-name="T2"><text:s/></text:span></text:p>
      <text:p text:style-name="Standard"><text:span text:style-name="T2"><text:s/></text:span></text:p>
      <text:p text:style-name="Standard"><text:span text:style-name="T2">l1 = 0.8;</text:span></text:p>
      <text:p text:style-name="Standard"><text:span text:style-name="T2">l2 = 0.6;</text:span></text:p>
      <text:p text:style-name="Standard"><text:span text:style-name="T2"><text:s/></text:span></text:p>
      <text:p text:style-name="Standard"><text:span text:style-name="T2">q1 = qN(:,1);</text:span></text:p>
      <text:p text:style-name="Standard"><text:span text:style-name="T2">q2 = qN(:,2);</text:span></text:p>
      <text:p text:style-name="Standard"><text:span text:style-name="T2"><text:s/></text:span></text:p>
      <text:p text:style-name="Standard"><text:span text:style-name="T2">x1 = l1*cos(q1);</text:span></text:p>
      <text:p text:style-name="Standard"><text:span text:style-name="T2">y1 = l1*sin(q1);</text:span></text:p>
      <text:p text:style-name="Standard"><text:span text:style-name="T2">x2 = l1*cos(q1) + l2*cos(q1+q2);</text:span></text:p>
      <text:p text:style-name="Standard"><text:span text:style-name="T2">y2 = l1*sin(q1) + l2*sin(q1+q2);</text:span></text:p>
      <text:p text:style-name="Standard"><text:span text:style-name="T2"><text:s text:c="4"/></text:span></text:p>
      <text:p text:style-name="Standard"><text:span text:style-name="T2">pos = [x1'; y1'; x2'; y2'];</text:span></text:p>
      <text:p text:style-name="Standard"><text:span text:style-name="T2"><text:s/></text:span></text:p>
      <text:p text:style-name="Standard"><text:span text:style-name="T4">for</text:span><text:span text:style-name="T2"> i=1:length(time)</text:span></text:p>
      <text:p text:style-name="Standard"><text:span text:style-name="T2"><text:s text:c="4"/>px1 = pos(1,i);</text:span></text:p>
      <text:p text:style-name="Standard"><text:span text:style-name="T2"><text:s text:c="4"/>py1 = pos(2,i);</text:span></text:p>
      <text:p text:style-name="Standard"><text:span text:style-name="T2"><text:s text:c="4"/>px2 = pos(3,i);</text:span></text:p>
      <text:p text:style-name="Standard"><text:span text:style-name="T2"><text:s text:c="4"/>py2 = pos(4,i);</text:span></text:p>
      <text:p text:style-name="Standard"><text:span text:style-name="T2"><text:s text:c="4"/></text:span></text:p>
      <text:p text:style-name="Standard"><text:span text:style-name="T2"><text:s text:c="4"/>draw(px1, py1, px2, py2);</text:span></text:p>
      <text:p text:style-name="Standard"><text:span text:style-name="T4">end</text:span><text:span text:style-name="T2"> </text:span></text:p>
      <text:p text:style-name="Standard"><text:span text:style-name="T2"><text:s/></text:span></text:p>
      <text:p text:style-name="Standard"><text:span text:style-name="T1">%% c) Computed Torque Control with Feedback %%%%%%%%%%%%%%%%%%%%%%%%%%%%%%%</text:span></text:p>
      <text:p text:style-name="Standard"><text:span text:style-name="T2">Kp = 600;</text:span></text:p>
      <text:p text:style-name="Standard"><text:span text:style-name="T2">Kd = 50;</text:span></text:p>
      <text:p text:style-name="Standard"><text:span text:style-name="T2"><text:s/></text:span></text:p>
      <text:p text:style-name="Standard"><text:span text:style-name="T4">for</text:span><text:span text:style-name="T2"> i=1:(length(q1Des)-1)</text:span></text:p>
      <text:p text:style-name="Standard"><text:span text:style-name="T2"><text:s text:c="4"/>yhat(i,1) = yhat(i,1) + Kp*(q1Des(i)-qN(i,1)) + Kd*(q1DotDes(i)-qDotN(i,1));</text:span></text:p>
      <text:p text:style-name="Standard"><text:span text:style-name="T2"><text:s text:c="4"/>yhat(i,2) = yhat(i,2) + Kp*(q2Des(i)-qN(i,2)) + Kd*(q2DotDes(i)-qDotN(i,2));</text:span></text:p>
      <text:p text:style-name="Standard"><text:span text:style-name="T2"><text:s text:c="4"/>[qN(i+1,:),qDotN(i+1,:),qDDotN(i+1,:)] = doublependulumstep(qN(i,:),qDotN(i,:),yhat(i,:),dt);</text:span></text:p>
      <text:p text:style-name="Standard"><text:span text:style-name="T4">end</text:span></text:p>
      <text:p text:style-name="Standard"><text:span text:style-name="T4"><text:s/></text:span></text:p>
      <text:p text:style-name="Standard"><text:span text:style-name="T1">%% Animation - Computed Torque Control with Feedback</text:span></text:p>
      <text:p text:style-name="Standard"><text:span text:style-name="T2">clear </text:span><text:span text:style-name="T3">global</text:span></text:p>
      <text:p text:style-name="Standard"><text:span text:style-name="T2">figure;</text:span></text:p>
      <text:p text:style-name="Standard"><text:span text:style-name="T2">title(</text:span><text:span text:style-name="T3">'Computed Torque Control with Feedback'</text:span><text:span text:style-name="T2">,</text:span><text:span text:style-name="T3">'Fontsize'</text:span><text:span text:style-name="T2">,14,</text:span><text:span text:style-name="T3">'interpreter'</text:span><text:span text:style-name="T2">,</text:span><text:span text:style-name="T3">'latex'</text:span><text:span text:style-name="T2">);</text:span></text:p>
      <text:p text:style-name="Standard"><text:span text:style-name="T2"><text:s/></text:span></text:p>
      <text:p text:style-name="Standard"><text:span text:style-name="T2">l1 = 0.8;</text:span></text:p>
      <text:p text:style-name="Standard"><text:span text:style-name="T2">l2 = 0.6;</text:span></text:p>
      <text:p text:style-name="Standard"><text:span text:style-name="T2"><text:s/></text:span></text:p>
      <text:p text:style-name="Standard"><text:span text:style-name="T2">q1 = q1Des;</text:span></text:p>
      <text:p text:style-name="Standard"><text:span text:style-name="T2">q2 = q2Des;</text:span></text:p>
      <text:p text:style-name="Standard"><text:span text:style-name="T2"><text:s/></text:span></text:p>
      <text:p text:style-name="Standard"><text:span text:style-name="T2">x1 = l1*cos(q1);</text:span></text:p>
      <text:p text:style-name="Standard"><text:span text:style-name="T2">y1 = l1*sin(q1);</text:span></text:p>
      <text:p text:style-name="Standard"><text:span text:style-name="T2">x2 = l1*cos(q1) + l2*cos(q1+q2);</text:span></text:p>
      <text:p text:style-name="Standard"><text:span text:style-name="T2">y2 = l1*sin(q1) + l2*sin(q1+q2);</text:span></text:p>
      <text:p text:style-name="Standard"><text:span text:style-name="T2"><text:s text:c="4"/></text:span></text:p>
      <text:p text:style-name="Standard"><text:span text:style-name="T2">pos = [x1'; y1'; x2'; y2'];</text:span></text:p>
      <text:p text:style-name="Standard"><text:span text:style-name="T2"><text:s/></text:span></text:p>
      <text:p text:style-name="Standard"><text:span text:style-name="T4">for</text:span><text:span text:style-name="T2"> i=1:length(time)</text:span></text:p>
      <text:p text:style-name="Standard"><text:span text:style-name="T2"><text:s text:c="4"/>px1 = pos(1,i);</text:span></text:p>
      <text:p text:style-name="Standard"><text:span text:style-name="T2"><text:s text:c="4"/>py1 = pos(2,i);</text:span></text:p>
      <text:p text:style-name="Standard"><text:span text:style-name="T2"><text:s text:c="4"/>px2 = pos(3,i);</text:span></text:p>
      <text:p text:style-name="Standard"><text:soft-page-break/><text:span text:style-name="T2"><text:s text:c="4"/>py2 = pos(4,i);</text:span></text:p>
      <text:p text:style-name="Standard"><text:span text:style-name="T2"><text:s text:c="4"/></text:span></text:p>
      <text:p text:style-name="Standard"><text:span text:style-name="T2"><text:s text:c="4"/>draw(px1, py1, px2, py2);</text:span></text:p>
      <text:p text:style-name="Standard"><text:span text:style-name="T2"><text:s/></text:span></text:p>
      <text:p text:style-name="Standard"><text:span text:style-name="T4">end</text:span></text:p>
      <text:p text:style-name="Standard"><text:span text:style-name="T4"><text:s/></text:span></text:p>
      <text:p text:style-name="Standard"><text:span text:style-name="T1">%% c1</text:span></text:p>
      <text:p text:style-name="Standard"><text:span text:style-name="T2">figure; hold </text:span><text:span text:style-name="T3">on</text:span><text:span text:style-name="T2">;</text:span></text:p>
      <text:p text:style-name="Standard"><text:span text:style-name="T2">plot(time, yhat(:,1),</text:span><text:span text:style-name="T3">'LineWidth'</text:span><text:span text:style-name="T2">,2);</text:span></text:p>
      <text:p text:style-name="Standard"><text:span text:style-name="T2">plot(time, yhat(:,2),</text:span><text:span text:style-name="T3">'LineWidth'</text:span><text:span text:style-name="T2">,2);</text:span></text:p>
      <text:p text:style-name="Standard"><text:span text:style-name="T2">title(</text:span><text:span text:style-name="T3">'Part $C_2$'</text:span><text:span text:style-name="T2">,</text:span><text:span text:style-name="T3">'Fontsize'</text:span><text:span text:style-name="T2">,14,</text:span><text:span text:style-name="T3">'interpreter'</text:span><text:span text:style-name="T2">,</text:span><text:span text:style-name="T3">'latex'</text:span><text:span text:style-name="T2">);</text:span></text:p>
      <text:p text:style-name="Standard"><text:span text:style-name="T2">ylabel(</text:span><text:span text:style-name="T3">'Rad'</text:span><text:span text:style-name="T2">,</text:span><text:span text:style-name="T3">'Fontsize'</text:span><text:span text:style-name="T2">,14,</text:span><text:span text:style-name="T3">'interpreter'</text:span><text:span text:style-name="T2">,</text:span><text:span text:style-name="T3">'latex'</text:span><text:span text:style-name="T2">);</text:span></text:p>
      <text:p text:style-name="Standard"><text:span text:style-name="T2">xlabel(</text:span><text:span text:style-name="T3">'Time'</text:span><text:span text:style-name="T2">,</text:span><text:span text:style-name="T3">'Fontsize'</text:span><text:span text:style-name="T2">,14,</text:span><text:span text:style-name="T3">'interpreter'</text:span><text:span text:style-name="T2">,</text:span><text:span text:style-name="T3">'latex'</text:span><text:span text:style-name="T2">);</text:span></text:p>
      <text:p text:style-name="Standard"><text:span text:style-name="T2">legend(</text:span><text:span text:style-name="T3">'actual-q1'</text:span><text:span text:style-name="T2">,</text:span><text:span text:style-name="T3">'actual-q2'</text:span><text:span text:style-name="T2">,</text:span><text:span text:style-name="T3">'desired-q1'</text:span><text:span text:style-name="T2">,</text:span><text:span text:style-name="T3">'desired-q2'</text:span><text:span text:style-name="T2">);</text:span></text:p>
      <text:p text:style-name="Standard"><text:span text:style-name="T2"><text:s/></text:span></text:p>
      <text:p text:style-name="Standard"><text:span text:style-name="T1">%% c3</text:span></text:p>
      <text:p text:style-name="Standard"><text:span text:style-name="T2">figure; hold </text:span><text:span text:style-name="T3">on</text:span><text:span text:style-name="T2">;</text:span></text:p>
      <text:p text:style-name="Standard"><text:span text:style-name="T2">plot(time, qN(:,1),</text:span><text:span text:style-name="T3">'LineWidth'</text:span><text:span text:style-name="T2">,2);</text:span></text:p>
      <text:p text:style-name="Standard"><text:span text:style-name="T2">plot(time, qN(:,2),</text:span><text:span text:style-name="T3">'LineWidth'</text:span><text:span text:style-name="T2">,2);</text:span></text:p>
      <text:p text:style-name="Standard"><text:span text:style-name="T2">plot(time, q1Des,</text:span><text:span text:style-name="T3">'LineWidth'</text:span><text:span text:style-name="T2">,2);</text:span></text:p>
      <text:p text:style-name="Standard"><text:span text:style-name="T2">plot(time, q2Des,</text:span><text:span text:style-name="T3">'LineWidth'</text:span><text:span text:style-name="T2">,2);</text:span></text:p>
      <text:p text:style-name="Standard"><text:span text:style-name="T2">title(</text:span><text:span text:style-name="T3">'Part $C_3$'</text:span><text:span text:style-name="T2">,</text:span><text:span text:style-name="T3">'Fontsize'</text:span><text:span text:style-name="T2">,14,</text:span><text:span text:style-name="T3">'interpreter'</text:span><text:span text:style-name="T2">,</text:span><text:span text:style-name="T3">'latex'</text:span><text:span text:style-name="T2">);</text:span></text:p>
      <text:p text:style-name="Standard"><text:span text:style-name="T2">ylabel(</text:span><text:span text:style-name="T3">'Rad'</text:span><text:span text:style-name="T2">,</text:span><text:span text:style-name="T3">'Fontsize'</text:span><text:span text:style-name="T2">,14,</text:span><text:span text:style-name="T3">'interpreter'</text:span><text:span text:style-name="T2">,</text:span><text:span text:style-name="T3">'latex'</text:span><text:span text:style-name="T2">);</text:span></text:p>
      <text:p text:style-name="Standard"><text:span text:style-name="T2">xlabel(</text:span><text:span text:style-name="T3">'Time'</text:span><text:span text:style-name="T2">,</text:span><text:span text:style-name="T3">'Fontsize'</text:span><text:span text:style-name="T2">,14,</text:span><text:span text:style-name="T3">'interpreter'</text:span><text:span text:style-name="T2">,</text:span><text:span text:style-name="T3">'latex'</text:span><text:span text:style-name="T2">);</text:span></text:p>
      <text:p text:style-name="Standard"><text:span text:style-name="T2">legend(</text:span><text:span text:style-name="T3">'actual-q1'</text:span><text:span text:style-name="T2">,</text:span><text:span text:style-name="T3">'actual-q2'</text:span><text:span text:style-name="T2">,</text:span><text:span text:style-name="T3">'desired-q1'</text:span><text:span text:style-name="T2">,</text:span><text:span text:style-name="T3">'desired-q2'</text:span><text:span text:style-name="T2">);</text:span></text:p>
      <text:p text:style-name="Standard"><text:span text:style-name="T2"><text:s/></text:span></text:p>
      <text:p text:style-name="Standard"><text:span text:style-name="T2">display([</text:span><text:span text:style-name="T3">'Done'</text:span><text:span text:style-name="T2">]);</text:span></text:p>
      <text:p text:style-name="Standard"><text:span text:style-name="T2"><text:s/></text:span></text:p>
      <text:p text:style-name="Standard"><text:span text:style-name="T1">% PROBLEM 2 --------------------------------------------------------------</text:span></text:p>
      <text:p text:style-name="Standard"><text:span text:style-name="T1"><text:s/></text:span></text:p>
      <text:p text:style-name="Standard"><text:span text:style-name="T1">%% a) Gaussian process regression %%%%%%%%%%%%%%%%%%%%%%%%%%%%%%%%%%%%%%%%%</text:span></text:p>
      <text:p text:style-name="Standard"><text:span text:style-name="T1"><text:s/></text:span></text:p>
      <text:p text:style-name="Standard"><text:span text:style-name="T2">load(</text:span><text:span text:style-name="T3">'desiredtrajecotry.mat'</text:span><text:span text:style-name="T2">)</text:span></text:p>
      <text:p text:style-name="Standard"><text:span text:style-name="T2">load(</text:span><text:span text:style-name="T3">'doublependulumdata.mat'</text:span><text:span text:style-name="T2">)</text:span></text:p>
      <text:p text:style-name="Standard"><text:span text:style-name="T2"><text:s/></text:span></text:p>
      <text:p text:style-name="Standard"><text:span text:style-name="T2">x = [q(:,1) q(:,2) qDot(:,1) qDot(:,2) qDDot(:,1) qDDot(:,2)];</text:span></text:p>
      <text:p text:style-name="Standard"><text:span text:style-name="T2"><text:s/></text:span></text:p>
      <text:p text:style-name="Standard"><text:span text:style-name="T2">id = 1:100:length(q);</text:span></text:p>
      <text:p text:style-name="Standard"><text:span text:style-name="T2">x = x(id,:);</text:span></text:p>
      <text:p text:style-name="Standard"><text:span text:style-name="T2">y = tau(id,:);</text:span></text:p>
      <text:p text:style-name="Standard"><text:span text:style-name="T2"><text:s/></text:span></text:p>
      <text:p text:style-name="Standard"><text:span text:style-name="T2">p1 = 20;</text:span></text:p>
      <text:p text:style-name="Standard"><text:span text:style-name="T2">p2array = [100 50 30];</text:span></text:p>
      <text:p text:style-name="Standard"><text:span text:style-name="T2"><text:s/></text:span></text:p>
      <text:p text:style-name="Standard"><text:span text:style-name="T4">for</text:span><text:span text:style-name="T2"> k=1:length(p2array)</text:span></text:p>
      <text:p text:style-name="Standard"><text:span text:style-name="T2"><text:s text:c="4"/>p2 = p2array(k);</text:span></text:p>
      <text:p text:style-name="Standard"><text:span text:style-name="T2"><text:s text:c="4"/></text:span></text:p>
      <text:p text:style-name="Standard"><text:span text:style-name="T2"><text:s text:c="4"/></text:span><text:span text:style-name="T4">for</text:span><text:span text:style-name="T2"> i=1:length(x) <text:s text:c="4"/></text:span></text:p>
      <text:p text:style-name="Standard"><text:span text:style-name="T2"><text:s text:c="8"/>qq = x(i,:);</text:span></text:p>
      <text:p text:style-name="Standard"><text:span text:style-name="T2"><text:s text:c="8"/>xq = x;</text:span></text:p>
      <text:p text:style-name="Standard"><text:span text:style-name="T2"><text:s/></text:span></text:p>
      <text:p text:style-name="Standard"><text:span text:style-name="T2"><text:s text:c="8"/></text:span><text:span text:style-name="T4">for</text:span><text:span text:style-name="T2"> j=1:length(x)</text:span></text:p>
      <text:p text:style-name="Standard"><text:span text:style-name="T2"><text:s text:c="12"/>xq = x(j,:);</text:span></text:p>
      <text:p text:style-name="Standard"><text:span text:style-name="T2"><text:s text:c="12"/>K(i,j) = p1*exp(-(qq-xq)*(qq-xq)'/(2*p2^2));</text:span></text:p>
      <text:p text:style-name="Standard"><text:span text:style-name="T2"><text:s text:c="8"/></text:span><text:span text:style-name="T4">end</text:span></text:p>
      <text:p text:style-name="Standard"><text:span text:style-name="T2"><text:s text:c="4"/></text:span><text:span text:style-name="T4">end</text:span></text:p>
      <text:p text:style-name="Standard"><text:span text:style-name="T4"><text:s/></text:span></text:p>
      <text:p text:style-name="Standard"><text:soft-page-break/><text:span text:style-name="T2"><text:s text:c="4"/></text:span><text:span text:style-name="T4">for</text:span><text:span text:style-name="T2"> i=1:length(x)</text:span></text:p>
      <text:p text:style-name="Standard"><text:span text:style-name="T2"><text:s text:c="8"/>qq = x(i,:);</text:span></text:p>
      <text:p text:style-name="Standard"><text:span text:style-name="T2"><text:s text:c="8"/>xq = x;</text:span></text:p>
      <text:p text:style-name="Standard"><text:span text:style-name="T2"><text:s text:c="8"/>xq(i,:) = [];</text:span></text:p>
      <text:p text:style-name="Standard"><text:span text:style-name="T2"><text:s/></text:span></text:p>
      <text:p text:style-name="Standard"><text:span text:style-name="T2"><text:s text:c="8"/>K0 = K;</text:span></text:p>
      <text:p text:style-name="Standard"><text:span text:style-name="T2"><text:s text:c="8"/>K0(:,i) = [];</text:span></text:p>
      <text:p text:style-name="Standard"><text:span text:style-name="T2"><text:s text:c="8"/>K0(i,:) = [];</text:span></text:p>
      <text:p text:style-name="Standard"><text:span text:style-name="T2"><text:s text:c="8"/>T0 = y;</text:span></text:p>
      <text:p text:style-name="Standard"><text:span text:style-name="T2"><text:s text:c="8"/>T0(i,:) = [];</text:span></text:p>
      <text:p text:style-name="Standard"><text:span text:style-name="T2"><text:s/></text:span></text:p>
      <text:p text:style-name="Standard"><text:span text:style-name="T2"><text:s text:c="8"/></text:span><text:span text:style-name="T4">for</text:span><text:span text:style-name="T2"> j=1:length(x)-1</text:span></text:p>
      <text:p text:style-name="Standard"><text:span text:style-name="T2"><text:s text:c="12"/>KS(1,j)=p1*exp(-(qq-xq(j,:))*(qq-xq(j,:))'/(2*p2^2));</text:span></text:p>
      <text:p text:style-name="Standard"><text:span text:style-name="T2"><text:s text:c="8"/></text:span><text:span text:style-name="T4">end</text:span></text:p>
      <text:p text:style-name="Standard"><text:span text:style-name="T4"><text:s/></text:span></text:p>
      <text:p text:style-name="Standard"><text:span text:style-name="T2"><text:s text:c="8"/>yhat(i,1) = KS*inv(K0 + eye(size(K0)))*T0(:,1);</text:span></text:p>
      <text:p text:style-name="Standard"><text:span text:style-name="T2"><text:s text:c="8"/>yhat(i,2) = KS*inv(K0 + eye(size(K0)))*T0(:,2);</text:span></text:p>
      <text:p text:style-name="Standard"><text:span text:style-name="T2"><text:s text:c="4"/></text:span><text:span text:style-name="T4">end</text:span></text:p>
      <text:p text:style-name="Standard"><text:span text:style-name="T2"><text:s text:c="4"/>error = sqrt((sum(y-yhat).^2)/length(y));</text:span></text:p>
      <text:p text:style-name="Standard"><text:span text:style-name="T2"><text:s text:c="4"/>LOOCV(k) = (error(1,1)+error(1,2))/2;</text:span></text:p>
      <text:p text:style-name="Standard"><text:span text:style-name="T4">end</text:span></text:p>
      <text:p text:style-name="Standard"><text:span text:style-name="T4"><text:s/></text:span></text:p>
      <text:p text:style-name="Standard"><text:span text:style-name="T2">display([</text:span><text:span text:style-name="T3">'LOOCV RMS error for p2=30 is '</text:span><text:span text:style-name="T2">,num2str(LOOCV(3))]);</text:span></text:p>
      <text:p text:style-name="Standard"><text:span text:style-name="T2">display([</text:span><text:span text:style-name="T3">'LOOCV RMS error for p2=50 is '</text:span><text:span text:style-name="T2">,num2str(LOOCV(2))]);</text:span></text:p>
      <text:p text:style-name="Standard"><text:span text:style-name="T2">display([</text:span><text:span text:style-name="T3">'LOOCV RMS error for p2=100 is '</text:span><text:span text:style-name="T2">,num2str(LOOCV(1))])</text:span></text:p>
      <text:p text:style-name="Standard"><text:span text:style-name="T2"><text:s/></text:span></text:p>
      <text:p text:style-name="Standard"><text:span text:style-name="T1">%% a ----------------------------------------------------------------------</text:span></text:p>
      <text:p text:style-name="Standard"><text:span text:style-name="T1">%Plot Actual Torque and Predictios using p2=30</text:span></text:p>
      <text:p text:style-name="Standard"><text:span text:style-name="T1"><text:s/></text:span></text:p>
      <text:p text:style-name="Standard"><text:span text:style-name="T2">figure; hold </text:span><text:span text:style-name="T3">on</text:span><text:span text:style-name="T2">;</text:span></text:p>
      <text:p text:style-name="Standard"><text:span text:style-name="T2">plot(yhat(:,1), y(:,1), </text:span><text:span text:style-name="T3">'o'</text:span><text:span text:style-name="T2">); plot(yhat(:,2), y(:,2), </text:span><text:span text:style-name="T3">'*'</text:span><text:span text:style-name="T2">);</text:span></text:p>
      <text:p text:style-name="Standard"><text:span text:style-name="T2">title(</text:span><text:span text:style-name="T3">'Part a2'</text:span><text:span text:style-name="T2">,</text:span><text:span text:style-name="T3">'Fontsize'</text:span><text:span text:style-name="T2">,14,</text:span><text:span text:style-name="T3">'interpreter'</text:span><text:span text:style-name="T2">,</text:span><text:span text:style-name="T3">'latex'</text:span><text:span text:style-name="T2">);</text:span></text:p>
      <text:p text:style-name="Standard"><text:span text:style-name="T2">ylabel(</text:span><text:span text:style-name="T3">'Actual Torques'</text:span><text:span text:style-name="T2">,</text:span><text:span text:style-name="T3">'Fontsize'</text:span><text:span text:style-name="T2">,14,</text:span><text:span text:style-name="T3">'interpreter'</text:span><text:span text:style-name="T2">,</text:span><text:span text:style-name="T3">'latex'</text:span><text:span text:style-name="T2">);</text:span></text:p>
      <text:p text:style-name="Standard"><text:span text:style-name="T2">xlabel(</text:span><text:span text:style-name="T3">'Predicted Torques'</text:span><text:span text:style-name="T2">,</text:span><text:span text:style-name="T3">'Fontsize'</text:span><text:span text:style-name="T2">,14,</text:span><text:span text:style-name="T3">'interpreter'</text:span><text:span text:style-name="T2">,</text:span><text:span text:style-name="T3">'latex'</text:span><text:span text:style-name="T2">);</text:span></text:p>
      <text:p text:style-name="Standard"><text:span text:style-name="T2">axis </text:span><text:span text:style-name="T3">equal</text:span></text:p>
      <text:p text:style-name="Standard"><text:span text:style-name="T3"><text:s/></text:span></text:p>
      <text:p text:style-name="Standard"><text:span text:style-name="T1">%% b) Computed Torque Control %%%%%%%%%%%%%%%%%%%%%%%%%%%%%%%%%%%%%%%%%%%%%</text:span></text:p>
      <text:p text:style-name="Standard"><text:span text:style-name="T1"><text:s/></text:span></text:p>
      <text:p text:style-name="Standard"><text:span text:style-name="T1">%% c) Computed Torque Control with Feedback %%%%%%%%%%%%%%%%%%%%%%%%%%%%%%%</text:span></text:p>
      <text:p text:style-name="Standard"><text:span text:style-name="T1"><text:s/></text:span></text:p>
      <text:p text:style-name="Standard"><text:span text:style-name="T1"><text:s/></text:span></text:p>
      <text:p text:style-name="Standard"><text:span text:style-name="T1">%% Functions --------------------------------------------------------------</text:span></text:p>
      <text:p text:style-name="Standard"><text:span text:style-name="T4">function</text:span><text:span text:style-name="T2"> draw(px1, py1, px2, py2)</text:span></text:p>
      <text:p text:style-name="Standard"><text:span text:style-name="T2"><text:s/></text:span></text:p>
      <text:p text:style-name="Standard"><text:span text:style-name="T2"><text:s text:c="4"/>extents = [-2 2 -2 2];</text:span></text:p>
      <text:p text:style-name="Standard"><text:span text:style-name="T2"><text:s/></text:span></text:p>
      <text:p text:style-name="Standard"><text:span text:style-name="T2"><text:s text:c="4"/></text:span><text:span text:style-name="T4">global</text:span><text:span text:style-name="T2"> link1Handle link2Handle joint1Handle joint2Handle circleHandle</text:span></text:p>
      <text:p text:style-name="Standard"><text:span text:style-name="T2"><text:s/></text:span></text:p>
      <text:p text:style-name="Standard"><text:span text:style-name="T2"><text:s text:c="4"/>cx = 0;</text:span></text:p>
      <text:p text:style-name="Standard"><text:span text:style-name="T2"><text:s text:c="4"/>cy = 1;</text:span></text:p>
      <text:p text:style-name="Standard"><text:span text:style-name="T2"><text:s text:c="4"/>r = 0.25;</text:span></text:p>
      <text:p text:style-name="Standard"><text:span text:style-name="T2"><text:s text:c="4"/></text:span></text:p>
      <text:p text:style-name="Standard"><text:span text:style-name="T2"><text:s text:c="4"/></text:span><text:span text:style-name="T4">if</text:span><text:span text:style-name="T2"> isempty(circleHandle)</text:span></text:p>
      <text:p text:style-name="Standard"><text:span text:style-name="T2"><text:s text:c="8"/>circleHandle = rectangle(</text:span><text:span text:style-name="T4">...</text:span></text:p>
      <text:p text:style-name="Standard"><text:span text:style-name="T2"><text:s text:c="12"/></text:span><text:span text:style-name="T3">'Position'</text:span><text:span text:style-name="T2">,[cx-r, cy-r, 2*r, 2*r],</text:span><text:span text:style-name="T4">...</text:span></text:p>
      <text:p text:style-name="Standard"><text:span text:style-name="T2"><text:s text:c="12"/></text:span><text:span text:style-name="T3">'Curvature'</text:span><text:span text:style-name="T2">,[1,1],</text:span><text:span text:style-name="T4">...</text:span><text:span text:style-name="T1"> <text:s text:c="2"/>% &lt;-- Draws a circle...</text:span></text:p>
      <text:p text:style-name="Standard"><text:soft-page-break/><text:span text:style-name="T2"><text:s text:c="12"/></text:span><text:span text:style-name="T3">'LineWidth'</text:span><text:span text:style-name="T2">,2,</text:span><text:span text:style-name="T4">...</text:span></text:p>
      <text:p text:style-name="Standard"><text:span text:style-name="T2"><text:s text:c="12"/></text:span><text:span text:style-name="T3">'FaceColor'</text:span><text:span text:style-name="T2">,[0.3, 0.2, 0.7],</text:span><text:span text:style-name="T4">...</text:span></text:p>
      <text:p text:style-name="Standard"><text:span text:style-name="T2"><text:s text:c="12"/></text:span><text:span text:style-name="T3">'EdgeColor'</text:span><text:span text:style-name="T2">,0.5*[0.3, 0.2, 0.7]); <text:s/></text:span><text:span text:style-name="T1">%Darker version of color</text:span></text:p>
      <text:p text:style-name="Standard"><text:span text:style-name="T2"><text:s text:c="4"/></text:span><text:span text:style-name="T4">else</text:span></text:p>
      <text:p text:style-name="Standard"><text:span text:style-name="T2"><text:s text:c="8"/>set(circleHandle,</text:span><text:span text:style-name="T4">...</text:span></text:p>
      <text:p text:style-name="Standard"><text:span text:style-name="T2"><text:s text:c="12"/></text:span><text:span text:style-name="T3">'Position'</text:span><text:span text:style-name="T2">, [cx-r, cy-r, 2*r, 2*r]);</text:span></text:p>
      <text:p text:style-name="Standard"><text:span text:style-name="T2"><text:s text:c="4"/></text:span><text:span text:style-name="T4">end</text:span></text:p>
      <text:p text:style-name="Standard"><text:span text:style-name="T2"><text:s text:c="4"/></text:span></text:p>
      <text:p text:style-name="Standard"><text:span text:style-name="T2"><text:s text:c="8"/></text:span></text:p>
      <text:p text:style-name="Standard"><text:span text:style-name="T2"><text:s text:c="4"/></text:span><text:span text:style-name="T4">if</text:span><text:span text:style-name="T2"> isempty(link1Handle)</text:span></text:p>
      <text:p text:style-name="Standard"><text:span text:style-name="T2"><text:s text:c="8"/>link1Handle = line([0 px1], [0 py1], </text:span><text:span text:style-name="T4">...</text:span></text:p>
      <text:p text:style-name="Standard"><text:span text:style-name="T2"><text:s text:c="12"/></text:span><text:span text:style-name="T3">'LineWidth'</text:span><text:span text:style-name="T2">,4, </text:span><text:span text:style-name="T4">...</text:span></text:p>
      <text:p text:style-name="Standard"><text:span text:style-name="T2"><text:s text:c="12"/></text:span><text:span text:style-name="T3">'Color'</text:span><text:span text:style-name="T2">,[0.2, 0.7, 0.2]);</text:span></text:p>
      <text:p text:style-name="Standard"><text:span text:style-name="T2"><text:s text:c="4"/></text:span><text:span text:style-name="T4">else</text:span></text:p>
      <text:p text:style-name="Standard"><text:span text:style-name="T2"><text:s text:c="8"/>set(link1Handle, </text:span><text:span text:style-name="T4">...</text:span></text:p>
      <text:p text:style-name="Standard"><text:span text:style-name="T2"><text:s text:c="12"/></text:span><text:span text:style-name="T3">'xData'</text:span><text:span text:style-name="T2">,[0 px1], </text:span><text:span text:style-name="T4">...</text:span></text:p>
      <text:p text:style-name="Standard"><text:span text:style-name="T2"><text:s text:c="12"/></text:span><text:span text:style-name="T3">'yData'</text:span><text:span text:style-name="T2">,[0 py1]);</text:span></text:p>
      <text:p text:style-name="Standard"><text:span text:style-name="T2"><text:s text:c="4"/></text:span><text:span text:style-name="T4">end</text:span></text:p>
      <text:p text:style-name="Standard"><text:span text:style-name="T2"><text:s text:c="8"/></text:span></text:p>
      <text:p text:style-name="Standard"><text:span text:style-name="T2"><text:s text:c="4"/></text:span><text:span text:style-name="T4">if</text:span><text:span text:style-name="T2"> isempty(link2Handle)</text:span></text:p>
      <text:p text:style-name="Standard"><text:span text:style-name="T2"><text:s text:c="8"/>link2Handle = line([px1 px2], [py1 py2], </text:span><text:span text:style-name="T4">...</text:span></text:p>
      <text:p text:style-name="Standard"><text:span text:style-name="T2"><text:s text:c="12"/></text:span><text:span text:style-name="T3">'LineWidth'</text:span><text:span text:style-name="T2">,4, </text:span><text:span text:style-name="T4">...</text:span></text:p>
      <text:p text:style-name="Standard"><text:span text:style-name="T2"><text:s text:c="12"/></text:span><text:span text:style-name="T3">'Color'</text:span><text:span text:style-name="T2">,[0.2, 0.7, 0.2]);</text:span></text:p>
      <text:p text:style-name="Standard"><text:span text:style-name="T2"><text:s text:c="4"/></text:span><text:span text:style-name="T4">else</text:span></text:p>
      <text:p text:style-name="Standard"><text:span text:style-name="T2"><text:s text:c="8"/>set(link2Handle, </text:span><text:span text:style-name="T4">...</text:span></text:p>
      <text:p text:style-name="Standard"><text:span text:style-name="T2"><text:s text:c="12"/></text:span><text:span text:style-name="T3">'xData'</text:span><text:span text:style-name="T2">,[px1 px2], </text:span><text:span text:style-name="T4">...</text:span></text:p>
      <text:p text:style-name="Standard"><text:span text:style-name="T2"><text:s text:c="12"/></text:span><text:span text:style-name="T3">'yData'</text:span><text:span text:style-name="T2">,[py1,py2]);</text:span></text:p>
      <text:p text:style-name="Standard"><text:span text:style-name="T2"><text:s text:c="4"/></text:span><text:span text:style-name="T4">end</text:span></text:p>
      <text:p text:style-name="Standard"><text:span text:style-name="T2"><text:s text:c="4"/></text:span></text:p>
      <text:p text:style-name="Standard"><text:span text:style-name="T2"><text:s text:c="4"/>r = 0.05;</text:span></text:p>
      <text:p text:style-name="Standard"><text:span text:style-name="T2"><text:s text:c="4"/></text:span><text:span text:style-name="T4">if</text:span><text:span text:style-name="T2"> isempty(joint1Handle)</text:span></text:p>
      <text:p text:style-name="Standard"><text:span text:style-name="T2"><text:s text:c="8"/>joint1Handle = rectangle(</text:span><text:span text:style-name="T4">...</text:span></text:p>
      <text:p text:style-name="Standard"><text:span text:style-name="T2"><text:s text:c="12"/></text:span><text:span text:style-name="T3">'Position'</text:span><text:span text:style-name="T2">,[px1-r, py1-r, 2*r, 2*r],</text:span><text:span text:style-name="T4">...</text:span></text:p>
      <text:p text:style-name="Standard"><text:span text:style-name="T2"><text:s text:c="12"/></text:span><text:span text:style-name="T3">'Curvature'</text:span><text:span text:style-name="T2">,[1,1],</text:span><text:span text:style-name="T4">...</text:span><text:span text:style-name="T1"> <text:s text:c="2"/>% &lt;-- Draws a circle...</text:span></text:p>
      <text:p text:style-name="Standard"><text:span text:style-name="T2"><text:s text:c="12"/></text:span><text:span text:style-name="T3">'LineWidth'</text:span><text:span text:style-name="T2">,2,</text:span><text:span text:style-name="T4">...</text:span></text:p>
      <text:p text:style-name="Standard"><text:span text:style-name="T2"><text:s text:c="12"/></text:span><text:span text:style-name="T3">'FaceColor'</text:span><text:span text:style-name="T2">,[0.3, 0.2, 0.7],</text:span><text:span text:style-name="T4">...</text:span></text:p>
      <text:p text:style-name="Standard"><text:span text:style-name="T2"><text:s text:c="12"/></text:span><text:span text:style-name="T3">'EdgeColor'</text:span><text:span text:style-name="T2">,0.5*[0.3, 0.2, 0.7]); <text:s/></text:span><text:span text:style-name="T1">%Darker version of color</text:span></text:p>
      <text:p text:style-name="Standard"><text:span text:style-name="T2"><text:s text:c="4"/></text:span><text:span text:style-name="T4">else</text:span></text:p>
      <text:p text:style-name="Standard"><text:span text:style-name="T2"><text:s text:c="8"/>set(joint1Handle,</text:span><text:span text:style-name="T4">...</text:span></text:p>
      <text:p text:style-name="Standard"><text:span text:style-name="T2"><text:s text:c="12"/></text:span><text:span text:style-name="T3">'Position'</text:span><text:span text:style-name="T2">,[px1-r, py1-r, 2*r, 2*r]);</text:span></text:p>
      <text:p text:style-name="Standard"><text:span text:style-name="T2"><text:s text:c="4"/></text:span><text:span text:style-name="T4">end</text:span></text:p>
      <text:p text:style-name="Standard"><text:span text:style-name="T2"><text:s text:c="4"/></text:span></text:p>
      <text:p text:style-name="Standard"><text:span text:style-name="T2"><text:s text:c="4"/></text:span><text:span text:style-name="T4">if</text:span><text:span text:style-name="T2"> isempty(joint2Handle)</text:span></text:p>
      <text:p text:style-name="Standard"><text:span text:style-name="T2"><text:s text:c="8"/>joint2Handle = rectangle(</text:span><text:span text:style-name="T4">...</text:span></text:p>
      <text:p text:style-name="Standard"><text:span text:style-name="T2"><text:s text:c="12"/></text:span><text:span text:style-name="T3">'Position'</text:span><text:span text:style-name="T2">,[px2-r, py2-r, 2*r, 2*r],</text:span><text:span text:style-name="T4">...</text:span></text:p>
      <text:p text:style-name="Standard"><text:span text:style-name="T2"><text:s text:c="12"/></text:span><text:span text:style-name="T3">'Curvature'</text:span><text:span text:style-name="T2">,[1,1],</text:span><text:span text:style-name="T4">...</text:span><text:span text:style-name="T1"> <text:s text:c="2"/>% &lt;-- Draws a circle...</text:span></text:p>
      <text:p text:style-name="Standard"><text:span text:style-name="T2"><text:s text:c="12"/></text:span><text:span text:style-name="T3">'LineWidth'</text:span><text:span text:style-name="T2">,2,</text:span><text:span text:style-name="T4">...</text:span></text:p>
      <text:p text:style-name="Standard"><text:span text:style-name="T2"><text:s text:c="12"/></text:span><text:span text:style-name="T3">'FaceColor'</text:span><text:span text:style-name="T2">,[0.3, 0.2, 0.7],</text:span><text:span text:style-name="T4">...</text:span></text:p>
      <text:p text:style-name="Standard"><text:span text:style-name="T2"><text:s text:c="12"/></text:span><text:span text:style-name="T3">'EdgeColor'</text:span><text:span text:style-name="T2">,0.5*[0.3, 0.2, 0.7]); <text:s/></text:span><text:span text:style-name="T1">%Darker version of color</text:span></text:p>
      <text:p text:style-name="Standard"><text:span text:style-name="T2"><text:s text:c="4"/></text:span><text:span text:style-name="T4">else</text:span></text:p>
      <text:p text:style-name="Standard"><text:span text:style-name="T2"><text:s text:c="8"/>set(joint2Handle,</text:span><text:span text:style-name="T4">...</text:span></text:p>
      <text:p text:style-name="Standard"><text:span text:style-name="T2"><text:s text:c="12"/></text:span><text:span text:style-name="T3">'Position'</text:span><text:span text:style-name="T2">,[px2-r, py2-r, 2*r, 2*r]);</text:span></text:p>
      <text:p text:style-name="Standard"><text:span text:style-name="T2"><text:s text:c="4"/></text:span><text:span text:style-name="T4">end</text:span></text:p>
      <text:p text:style-name="Standard"><text:span text:style-name="T4"><text:s/></text:span></text:p>
      <text:p text:style-name="Standard"><text:span text:style-name="T2"><text:s text:c="4"/>axis </text:span><text:span text:style-name="T3">equal</text:span><text:span text:style-name="T2">; axis(extents); axis </text:span><text:span text:style-name="T3">on</text:span><text:span text:style-name="T2">; <text:s text:c="5"/></text:span><text:span text:style-name="T1">% <text:s/>&lt;-- Order is important here</text:span></text:p>
      <text:p text:style-name="Standard"><text:span text:style-name="T2"><text:s text:c="4"/>drawnow;</text:span></text:p>
      <text:p text:style-name="Standard"><text:span text:style-name="T4">end</text:span></text:p>
      <text:p text:style-name="Standard"><text:span text:style-name="T4"><text:s/></text:span></text:p>
      <text:p text:style-name="Standard"><text:soft-page-break/><text:span text:style-name="T1">%% Covariance function</text:span></text:p>
      <text:p text:style-name="Standard"><text:span text:style-name="T4">function</text:span><text:span text:style-name="T2"> k = cov_func(x, xp, p1, p2)</text:span></text:p>
      <text:p text:style-name="Standard"><text:span text:style-name="T2"><text:s text:c="4"/>k = p1*exp( -(x-xp)'*(x-xp) / (2*p2^2) );</text:span></text:p>
      <text:p text:style-name="Standard"><text:span text:style-name="T4">end</text:span></text:p>
      <text:p text:style-name="Standard"><text:span text:style-name="T4"><text:s/></text:span></text:p>
      <text:p text:style-name="Standard"><text:span text:style-name="T1">% Kernel function</text:span></text:p>
      <text:p text:style-name="Standard"><text:span text:style-name="T4">function</text:span><text:span text:style-name="T2"> k = kernal(x,q,M,h)</text:span></text:p>
      <text:p text:style-name="Standard"><text:span text:style-name="T2"><text:s text:c="4"/>d = ((x-q)*M'*M*(x-q)')^0.5;</text:span></text:p>
      <text:p text:style-name="Standard"><text:span text:style-name="T2"><text:s text:c="4"/>k = exp(-((d^2)/h));</text:span></text:p>
      <text:p text:style-name="Standard"><text:span text:style-name="T4">end</text:span></text:p>
      <text:p text:style-name="Standard"><text:span text:style-name="T4"><text:s/></text:span></text:p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22:51:43.853964330</meta:creation-date>
    <dc:date>2018-03-09T22:56:09.821257643</dc:date>
    <meta:editing-duration>PT4M30S</meta:editing-duration>
    <meta:editing-cycles>1</meta:editing-cycles>
    <meta:document-statistic meta:table-count="0" meta:image-count="0" meta:object-count="0" meta:page-count="8" meta:paragraph-count="406" meta:word-count="1011" meta:character-count="10412" meta:non-whitespace-character-count="8420"/>
    <meta:generator>LibreOffice/5.1.6.2$Linux_X86_64 LibreOffice_project/10m0$Build-2</meta:generator>
  </office:meta>
</office:document-meta>
</file>